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6161in"/>
    </style:style>
    <style:style style:name="co6" style:family="table-column">
      <style:table-column-properties fo:break-before="auto" style:column-width="1.1799in"/>
    </style:style>
    <style:style style:name="co7" style:family="table-column">
      <style:table-column-properties fo:break-before="auto" style:column-width="0.852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4854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0.5571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1.7307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Corner">
      <style:table-cell-properties fo:border-bottom="none" fo:border-left="0.028in solid #000000" fo:border-right="0.028in solid #000000" fo:border-top="0.028in solid #000000"/>
    </style:style>
    <style:style style:name="ce6" style:family="table-cell" style:parent-style-name="DataPilot_20_Value">
      <style:table-cell-properties fo:border-bottom="0.028in solid #000000" fo:border-left="0.028in solid #000000" fo:border-right="0.028in solid #000000" fo:border-top="0.0138in solid #000000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18" style:family="table-cell" style:parent-style-name="Default">
      <style:table-cell-properties fo:wrap-option="wrap" fo:border="0.0008in solid #000000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0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font-name-asian="Lucida Sans Unicode" style:font-name-complex="Tahoma"/>
    </style:style>
    <style:style style:name="T5" style:family="text">
      <style:text-properties style:font-name="Arial" style:font-name-asian="Lucida Sans Unicode" style:font-name-complex="Tahoma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Social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Social Sniff test</text:p>
            <text:p><text:span text:style-name="T2">Total time: 90mins</text:span></text:p>
            <text:p><text:span text:style-name="T3"/></text:p>
          </table:table-cell>
          <table:covered-table-cell table:style-name="Default"/>
          <table:covered-table-cell table:style-name="Default"/>
          <table:covered-table-cell table:number-columns-repeated="3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1.0 GA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date" office:date-value="2010-12-07">
            <text:p>12/07/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Count - Test Result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6"/>
          <table:table-cell table:style-name="Default"/>
          <table:table-cell table:number-columns-repeated="4"/>
        </table:table-row>
      </table:table>
      <table:table table:name="Social_SniffTests" table:style-name="ta1" table:print="false">
        <office:forms form:automatic-focus="false" form:apply-design-mode="false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number-columns-repeated="3" table:default-cell-style-name="ce11"/>
        <table:table-column table:style-name="co12" table:default-cell-style-name="ce11"/>
        <table:table-column table:style-name="co4" table:default-cell-style-name="ce11"/>
        <table:table-column table:style-name="co1" table:number-columns-repeated="244" table:default-cell-style-name="ce11"/>
        <table:table-column table:style-name="co1" table:default-cell-style-name="ce27"/>
        <table:table-row table:style-name="ro3">
          <table:table-cell table:style-name="ce9" office:value-type="string">
            <text:p>Category</text:p>
          </table:table-cell>
          <table:table-cell table:style-name="ce12" office:value-type="string">
            <text:p>Group function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hecks list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Test Result</text:p>
          </table:table-cell>
          <table:table-cell table:style-name="ce12" office:value-type="string">
            <text:p>JIRA Issue</text:p>
          </table:table-cell>
          <table:table-cell table:style-name="ce12" office:value-type="string">
            <text:p>Comments</text:p>
          </table:table-cell>
          <table:table-cell table:style-name="ce12" office:value-type="string">
            <office:annotation draw:style-name="gr1" draw:text-style-name="P1" svg:width="1.1354in" svg:height="0.3902in" svg:x="15.3197in" svg:y="0in" draw:caption-point-x="-5.6504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2" office:value-type="string">
            <text:p>Tester</text:p>
          </table:table-cell>
          <table:table-cell table:style-name="ce25" table:number-columns-repeated="244"/>
          <table:table-cell/>
        </table:table-row>
        <table:table-row table:style-name="ro3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1</text:p>
          </table:table-cell>
          <table:table-cell table:style-name="ce14" office:value-type="string">
            <text:p>Access space</text:p>
          </table:table-cell>
          <table:table-cell table:style-name="ce10" office:value-type="string">
            <text:p>Access Space </text:p>
          </table:table-cell>
          <table:table-cell table:style-name="ce10" office:value-type="string">
            <text:p>Show and focus on My Spaces list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2</text:p>
          </table:table-cell>
          <table:table-cell table:style-name="ce14" office:value-type="string">
            <text:p>Manage Space</text:p>
          </table:table-cell>
          <table:table-cell table:style-name="ce10" office:value-type="string">
            <text:p>- Create new space</text:p>
            <text:p>- Edit new space</text:p>
            <text:p>- Delete new space</text:p>
            <text:p/>
          </table:table-cell>
          <table:table-cell table:style-name="ce10" office:value-type="string">
            <text:p>- Add <text:s/>space successfully</text:p>
            <text:p>- Edit space successfully</text:p>
            <text:p>- Delete space successfully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3</text:p>
          </table:table-cell>
          <table:table-cell table:style-name="ce14" office:value-type="string">
            <text:p>Search Space</text:p>
          </table:table-cell>
          <table:table-cell table:style-name="ce10" office:value-type="string">
            <text:p>- Search space by name</text:p>
            <text:p>- Search space by directory (filter by A -&gt; Z)</text:p>
            <text:p/>
          </table:table-cell>
          <table:table-cell table:style-name="ce10" office:value-type="string">
            <text:p>Results are displayed properly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5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4</text:p>
          </table:table-cell>
          <table:table-cell table:style-name="ce14" office:value-type="string">
            <text:p>Access Created space</text:p>
          </table:table-cell>
          <table:table-cell table:style-name="ce16" office:value-type="string">
            <text:p><text:span text:style-name="T4">- Create new space</text:span></text:p>
            <text:p><text:span text:style-name="T4">- Access the Space</text:span></text:p>
          </table:table-cell>
          <table:table-cell table:style-name="ce18" office:value-type="string">
            <text:p>Show content of space with:</text:p>
            <text:p>- Focus on home space page</text:p>
            <text:p>- All default portlet display: Home space, Dashboard, Members</text:p>
          </table:table-cell>
          <table:table-cell table:style-name="ce18" table:number-columns-repeated="3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6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5</text:p>
          </table:table-cell>
          <table:table-cell table:style-name="ce10" office:value-type="string">
            <text:p>Add Activity on Space</text:p>
          </table:table-cell>
          <table:table-cell table:style-name="ce10" office:value-type="string">
            <text:p>- Access home space</text:p>
            <text:p>- Add activities</text:p>
            <text:p>- Share links</text:p>
          </table:table-cell>
          <table:table-cell table:style-name="ce10" office:value-type="string">
            <text:p>- Access a home space successfully</text:p>
            <text:p>- Add activity successfully</text:p>
            <text:p>- Add share link successfully</text:p>
            <text:p/>
          </table:table-cell>
          <table:table-cell table:style-name="ce13" table:content-validation-name="val1"/>
          <table:table-cell table:style-name="ce21"/>
          <table:table-cell table:style-name="ce20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7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6</text:p>
          </table:table-cell>
          <table:table-cell table:style-name="ce10" office:value-type="string">
            <text:p>Actions on <text:s/>Activity</text:p>
          </table:table-cell>
          <table:table-cell table:style-name="ce10" office:value-type="string">
            <text:p>- Add Comment</text:p>
            <text:p>- Like/Unlike</text:p>
          </table:table-cell>
          <table:table-cell table:style-name="ce10" office:value-type="string">
            <text:p>- Comment successfully</text:p>
            <text:p>- Like/Unlike successfully</text:p>
          </table:table-cell>
          <table:table-cell table:style-name="ce13" table:content-validation-name="val1"/>
          <table:table-cell table:style-name="ce21"/>
          <table:table-cell table:style-name="ce20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8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7</text:p>
          </table:table-cell>
          <table:table-cell table:style-name="ce10" office:value-type="string">
            <text:p>Invite/Accept user</text:p>
          </table:table-cell>
          <table:table-cell table:style-name="ce10" office:value-type="string">
            <text:p>- Go to Space settings -&gt; member</text:p>
            <text:p>- Invite user</text:p>
            <text:p>- Accept invitation</text:p>
            <text:p>+ Login by invited user</text:p>
            <text:p>+ Accept invitation</text:p>
            <text:p>- Verify accepted user is displayed Member List</text:p>
          </table:table-cell>
          <table:table-cell table:style-name="ce10" office:value-type="string">
            <text:p>- Space settings is displayed properly</text:p>
            <text:p>- Invite user successfully</text:p>
            <text:p>- Accept invitation successfully</text:p>
            <text:p>- <text:s/>Accepted user is displayed Member List</text:p>
          </table:table-cell>
          <table:table-cell table:style-name="ce13" table:content-validation-name="val1"/>
          <table:table-cell table:style-name="ce21"/>
          <table:table-cell table:style-name="ce20"/>
          <table:table-cell table:style-name="ce23" office:value-type="string">
            <text:p>Medium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9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8</text:p>
          </table:table-cell>
          <table:table-cell table:style-name="ce10" office:value-type="string">
            <text:p>Request/Accept user</text:p>
          </table:table-cell>
          <table:table-cell table:style-name="ce10" office:value-type="string">
            <text:p>- Access Public space list</text:p>
            <text:p>- Send request to specific Space</text:p>
            <text:p>- Login by manager of space</text:p>
            <text:p>- Accept/deny request</text:p>
            <text:p>- Verify requested user is displayed Member List</text:p>
          </table:table-cell>
          <table:table-cell table:style-name="ce10" office:value-type="string">
            <text:p>- Public space list is accessed</text:p>
            <text:p>- Send request successfully</text:p>
            <text:p>- Accept/deny request successfully</text:p>
            <text:p>- Accepted user is displayed Member List</text:p>
          </table:table-cell>
          <table:table-cell table:style-name="ce13" table:content-validation-name="val1"/>
          <table:table-cell table:style-name="ce21"/>
          <table:table-cell table:style-name="ce20"/>
          <table:table-cell table:style-name="ce23" office:value-type="string">
            <text:p>Medium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6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9</text:p>
          </table:table-cell>
          <table:table-cell table:style-name="ce10" office:value-type="string">
            <text:p>Remove user</text:p>
          </table:table-cell>
          <table:table-cell table:style-name="ce10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" office:value-type="string">
            <text:p>- User become member of Space</text:p>
            <text:p>- Remove user out space successfully</text:p>
          </table:table-cell>
          <table:table-cell table:style-name="ce13" table:content-validation-name="val1"/>
          <table:table-cell table:style-name="ce21"/>
          <table:table-cell table:style-name="ce20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5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0</text:p>
          </table:table-cell>
          <table:table-cell table:style-name="ce10" office:value-type="string">
            <text:p>Change member's role</text:p>
          </table:table-cell>
          <table:table-cell table:style-name="ce10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Leader or Make Leader icon</text:p>
          </table:table-cell>
          <table:table-cell table:style-name="ce10" office:value-type="string">
            <text:p>- User become member of Space</text:p>
            <text:p>- Change role of member successfully</text:p>
          </table:table-cell>
          <table:table-cell table:style-name="ce13" table:content-validation-name="val1"/>
          <table:table-cell table:style-name="ce21"/>
          <table:table-cell table:style-name="ce20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7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1</text:p>
          </table:table-cell>
          <table:table-cell table:style-name="ce10" office:value-type="string">
            <text:p>Add/Delete application</text:p>
          </table:table-cell>
          <table:table-cell table:style-name="ce10" office:value-type="string">
            <text:p>- Access Space Setting/Application</text:p>
            <text:p>- Add/Delete application</text:p>
          </table:table-cell>
          <table:table-cell table:style-name="ce10" office:value-type="string">
            <text:p>- Add/Delete application successfully</text:p>
          </table:table-cell>
          <table:table-cell table:style-name="ce13" table:content-validation-name="val1"/>
          <table:table-cell table:style-name="ce21"/>
          <table:table-cell table:style-name="ce20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10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2</text:p>
          </table:table-cell>
          <table:table-cell table:style-name="ce14" office:value-type="string">
            <text:p>Leave Space</text:p>
          </table:table-cell>
          <table:table-cell table:style-name="ce10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10" office:value-type="string">
            <text:p>- Add space successfully</text:p>
            <text:p>- User accept the invitation</text:p>
            <text:p>- Leave space successfully</text:p>
            <text:p/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8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3</text:p>
          </table:table-cell>
          <table:table-cell table:style-name="ce10" office:value-type="string">
            <text:p>Manage Space Navigation </text:p>
          </table:table-cell>
          <table:table-cell table:style-name="ce10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10" office:value-type="string">
            <text:p>- Add node successfully</text:p>
            <text:p>- Node/Pade's node is update with all changed value</text:p>
            <text:p>- Delete node successfully</text:p>
            <text:p>- Edit space navigation successfully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Medium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10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4</text:p>
          </table:table-cell>
          <table:table-cell table:style-name="ce10" office:value-type="string">
            <text:p>Check displaying on Invitation space list</text:p>
          </table:table-cell>
          <table:table-cell table:style-name="ce10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10" office:value-type="string">
            <text:p>- Show all invited space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Medium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5</text:p>
          </table:table-cell>
          <table:table-cell table:style-name="ce10" office:value-type="string">
            <text:p>Check displaying on Pending space list</text:p>
          </table:table-cell>
          <table:table-cell table:style-name="ce10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10" office:value-type="string">
            <text:p>- Show all request space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Medium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7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6</text:p>
          </table:table-cell>
          <table:table-cell table:style-name="ce10" office:value-type="string">
            <text:p>Public space list</text:p>
          </table:table-cell>
          <table:table-cell table:style-name="ce10" office:value-type="string">
            <text:p>- Create new space</text:p>
            <text:p>- Login by other user</text:p>
            <text:p>- Access Space/Public space</text:p>
          </table:table-cell>
          <table:table-cell table:style-name="ce10" office:value-type="string">
            <text:p>- Show created space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Medium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11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17</text:p>
          </table:table-cell>
          <table:table-cell table:style-name="ce10" office:value-type="string">
            <text:p>People listing</text:p>
          </table:table-cell>
          <table:table-cell table:style-name="ce10" office:value-type="string">
            <text:p>Access People</text:p>
          </table:table-cell>
          <table:table-cell table:style-name="ce10" office:value-type="string">
            <text:p>Show all users on Social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12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18</text:p>
          </table:table-cell>
          <table:table-cell table:style-name="ce15" office:value-type="string">
            <text:p>Search people</text:p>
          </table:table-cell>
          <table:table-cell table:style-name="ce10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10" office:value-type="string">
            <text:p>Results are displayed properly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19</text:p>
          </table:table-cell>
          <table:table-cell table:style-name="ce15" office:value-type="string">
            <text:p>Send/Access invitation</text:p>
          </table:table-cell>
          <table:table-cell table:style-name="ce10" office:value-type="string">
            <text:p>- Access people list</text:p>
            <text:p>- Invite specific user</text:p>
            <text:p>- Invited user goes to People/Connections/Incomming <text:s/></text:p>
            <text:p>- Acept/Deny invitation</text:p>
          </table:table-cell>
          <table:table-cell table:style-name="ce10" office:value-type="string">
            <text:p>- Send invitation successfully</text:p>
            <text:p>- Acept/Deny invitation successfully</text:p>
          </table:table-cell>
          <table:table-cell table:style-name="ce13" table:content-validation-name="val1"/>
          <table:table-cell table:style-name="ce22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10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20</text:p>
          </table:table-cell>
          <table:table-cell table:style-name="ce15" office:value-type="string">
            <text:p>My relation list</text:p>
          </table:table-cell>
          <table:table-cell table:style-name="ce10" office:value-type="string">
            <text:p>- Invite user</text:p>
            <text:p>- Invited user acept invitation</text:p>
            <text:p>- Go to People/Connections/Network</text:p>
            <text:p>- Remove friend</text:p>
          </table:table-cell>
          <table:table-cell table:style-name="ce10" office:value-type="string">
            <text:p>- Display all user's relations</text:p>
            <text:p>- Remove friend successfully</text:p>
          </table:table-cell>
          <table:table-cell table:style-name="ce13" table:content-validation-name="val1"/>
          <table:table-cell table:style-name="ce22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7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21</text:p>
          </table:table-cell>
          <table:table-cell table:style-name="ce15" office:value-type="string">
            <text:p>Incomming list</text:p>
          </table:table-cell>
          <table:table-cell table:style-name="ce10" office:value-type="string">
            <text:p>- invite user</text:p>
            <text:p>- Invited user goes to People/Connections/Incomming</text:p>
          </table:table-cell>
          <table:table-cell table:style-name="ce10" office:value-type="string">
            <text:p>Display all user's invitations</text:p>
          </table:table-cell>
          <table:table-cell table:style-name="ce13" table:content-validation-name="val1"/>
          <table:table-cell table:style-name="ce22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12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22</text:p>
          </table:table-cell>
          <table:table-cell table:style-name="ce15" office:value-type="string">
            <text:p>Outgoing list</text:p>
          </table:table-cell>
          <table:table-cell table:style-name="ce10" office:value-type="string">
            <text:p>- Invite user</text:p>
            <text:p>- User goes to People/Connections/Outgoing</text:p>
            <text:p>- Remoke User</text:p>
          </table:table-cell>
          <table:table-cell table:style-name="ce10" office:value-type="string">
            <text:p>- Display all user's requests</text:p>
            <text:p>- Remoke invited user</text:p>
          </table:table-cell>
          <table:table-cell table:style-name="ce13" table:content-validation-name="val1"/>
          <table:table-cell table:style-name="ce22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9">
          <table:table-cell table:style-name="ce10" office:value-type="string">
            <text:p>Private mode </text:p>
          </table:table-cell>
          <table:table-cell table:style-name="ce10" office:value-type="string">
            <text:p>Activity</text:p>
          </table:table-cell>
          <table:table-cell table:style-name="ce13" office:value-type="string">
            <text:p>SNF_SOC_23</text:p>
          </table:table-cell>
          <table:table-cell table:style-name="ce10" office:value-type="string">
            <text:p>Add User's Activity</text:p>
          </table:table-cell>
          <table:table-cell table:style-name="ce10" office:value-type="string">
            <text:p>- Access user's activities</text:p>
            <text:p>- Add Activity</text:p>
            <text:p>- Add share link</text:p>
            <text:p>- Delete activity</text:p>
          </table:table-cell>
          <table:table-cell table:style-name="ce10" office:value-type="string">
            <text:p>- Access user activity successfully</text:p>
            <text:p>- Add activity successfully</text:p>
            <text:p>- Add share link successfully</text:p>
            <text:p>- Delete activity successfully</text:p>
            <text:p/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10">
          <table:table-cell table:style-name="ce10" office:value-type="string">
            <text:p>Private mode </text:p>
          </table:table-cell>
          <table:table-cell table:style-name="ce10" office:value-type="string">
            <text:p>Activity</text:p>
          </table:table-cell>
          <table:table-cell table:style-name="ce13" office:value-type="string">
            <text:p>SNF_SOC_24</text:p>
          </table:table-cell>
          <table:table-cell table:style-name="ce10" office:value-type="string">
            <text:p>Actions on <text:s/>Activity</text:p>
          </table:table-cell>
          <table:table-cell table:style-name="ce10" office:value-type="string">
            <text:p>- Add activities</text:p>
            <text:p>- Add Comment</text:p>
            <text:p>- Like/Unlike</text:p>
            <text:p>- Delete comment</text:p>
          </table:table-cell>
          <table:table-cell table:style-name="ce10" office:value-type="string">
            <text:p>- Comment successfully</text:p>
            <text:p>- Like/Unlike successfully</text:p>
            <text:p>- Delete comment successfully 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3">
          <table:table-cell table:style-name="ce10" office:value-type="string">
            <text:p>Private mode </text:p>
          </table:table-cell>
          <table:table-cell table:style-name="ce10" office:value-type="string">
            <text:p>Activity</text:p>
          </table:table-cell>
          <table:table-cell table:style-name="ce13" office:value-type="string">
            <text:p>SNF_SOC_25</text:p>
          </table:table-cell>
          <table:table-cell table:style-name="ce10" office:value-type="string">
            <text:p>View activities of other user</text:p>
          </table:table-cell>
          <table:table-cell table:style-name="ce10" office:value-type="string">
            <text:p>- Click on name or avatar</text:p>
            <text:p>- Access Actiity</text:p>
          </table:table-cell>
          <table:table-cell table:style-name="ce10" office:value-type="string">
            <text:p>- Show all activities of other user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Medium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My Profile</text:p>
          </table:table-cell>
          <table:table-cell table:style-name="ce13" office:value-type="string">
            <text:p>SNF_SOC_26</text:p>
          </table:table-cell>
          <table:table-cell table:style-name="ce15" office:value-type="string">
            <text:p>View and Edit user's profile</text:p>
          </table:table-cell>
          <table:table-cell table:style-name="ce10" office:value-type="string">
            <text:p>- Access user profile</text:p>
            <text:p>- Edit user's information</text:p>
          </table:table-cell>
          <table:table-cell table:style-name="ce10" office:value-type="string">
            <text:p>- Show information of user</text:p>
            <text:p>- Edit user's profile successfully</text:p>
          </table:table-cell>
          <table:table-cell table:style-name="ce13" table:content-validation-name="val1"/>
          <table:table-cell table:style-name="ce22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3">
          <table:table-cell table:style-name="ce10" office:value-type="string">
            <text:p>Private mode </text:p>
          </table:table-cell>
          <table:table-cell table:style-name="ce10" office:value-type="string">
            <text:p>My Profile</text:p>
          </table:table-cell>
          <table:table-cell table:style-name="ce13" office:value-type="string">
            <text:p>SNF_SOC_27</text:p>
          </table:table-cell>
          <table:table-cell table:style-name="ce15" office:value-type="string">
            <text:p>View profile of friend</text:p>
          </table:table-cell>
          <table:table-cell table:style-name="ce10" office:value-type="string">
            <text:p>- Click on name or avatar</text:p>
            <text:p>- Access profile</text:p>
          </table:table-cell>
          <table:table-cell table:style-name="ce15" office:value-type="string">
            <text:p>View profile of friend successfully</text:p>
          </table:table-cell>
          <table:table-cell table:style-name="ce13" table:content-validation-name="val1"/>
          <table:table-cell table:style-name="ce22" table:number-columns-repeated="2"/>
          <table:table-cell table:style-name="ce23" office:value-type="string">
            <text:p>Medium</text:p>
          </table:table-cell>
          <table:table-cell table:style-name="ce24"/>
          <table:table-cell table:number-columns-repeated="245"/>
        </table:table-row>
        <table:table-row table:style-name="ro12">
          <table:table-cell table:style-name="ce10" office:value-type="string">
            <text:p>Private mode </text:p>
          </table:table-cell>
          <table:table-cell table:style-name="ce10" office:value-type="string">
            <text:p>Dashboard</text:p>
          </table:table-cell>
          <table:table-cell table:style-name="ce13" office:value-type="string">
            <text:p>SNF_SOC_28</text:p>
          </table:table-cell>
          <table:table-cell table:style-name="ce10" office:value-type="string">
            <text:p>Drag &amp; drop gadget in Dashboard</text:p>
          </table:table-cell>
          <table:table-cell table:style-name="ce10" office:value-type="string">
            <text:p>- Access dashboard</text:p>
            <text:p>- Drag &amp; drop gadget of Social ( RSSFetcherGadget, ViewerFriendGadget..)</text:p>
          </table:table-cell>
          <table:table-cell table:style-name="ce10" office:value-type="string">
            <text:p>- Dashboard page is displayed</text:p>
            <text:p>- Drag &amp; drop gadget successfully</text:p>
          </table:table-cell>
          <table:table-cell table:style-name="ce13" table:content-validation-name="val1"/>
          <table:table-cell table:style-name="ce20"/>
          <table:table-cell table:style-name="ce21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Dashboard</text:p>
          </table:table-cell>
          <table:table-cell table:style-name="ce13" office:value-type="string">
            <text:p>SNF_SOC_29</text:p>
          </table:table-cell>
          <table:table-cell table:style-name="ce10" office:value-type="string">
            <text:p>Share and View link for friend</text:p>
          </table:table-cell>
          <table:table-cell table:style-name="ce10" office:value-type="string">
            <text:p><text:span text:style-name="T5">- Access dashboard</text:span></text:p>
            <text:p>- Drag/drop Rss Fetcher gadget</text:p>
            <text:p>- Share Link</text:p>
            <text:p>- View shared link on user's activity</text:p>
          </table:table-cell>
          <table:table-cell table:style-name="ce19" office:value-type="string">
            <text:p>- Share link successfully</text:p>
            <text:p>- Shared link is displayed on User's activity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10">
          <table:table-cell table:style-name="ce10" office:value-type="string">
            <text:p>Private mode </text:p>
          </table:table-cell>
          <table:table-cell table:style-name="ce10" office:value-type="string">
            <text:p>Dashboard</text:p>
          </table:table-cell>
          <table:table-cell table:style-name="ce13" office:value-type="string">
            <text:p>SNF_SOC_30</text:p>
          </table:table-cell>
          <table:table-cell table:style-name="ce10" office:value-type="string">
            <text:p>Add Status update Gadget</text:p>
          </table:table-cell>
          <table:table-cell table:style-name="ce10" office:value-type="string">
            <text:p><text:span text:style-name="T5">- Access dashboard</text:span></text:p>
            <text:p>- Drag/drop Status Update gadget</text:p>
            <text:p>- Add status</text:p>
            <text:p>- View on User's update or user's activity</text:p>
          </table:table-cell>
          <table:table-cell table:style-name="ce10" office:value-type="string">
            <text:p>- Add new status successfully</text:p>
            <text:p>- New Status is displayed on User's update list or user activity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12">
          <table:table-cell table:style-name="ce10" office:value-type="string">
            <text:p>Private mode </text:p>
          </table:table-cell>
          <table:table-cell table:style-name="ce10" office:value-type="string">
            <text:p>Dashboard</text:p>
          </table:table-cell>
          <table:table-cell table:style-name="ce13" office:value-type="string">
            <text:p>SNF_SOC_31</text:p>
          </table:table-cell>
          <table:table-cell table:style-name="ce10" office:value-type="string">
            <text:p>Add Clock Gadget</text:p>
          </table:table-cell>
          <table:table-cell table:style-name="ce10" office:value-type="string">
            <text:p><text:span text:style-name="T5">- Access dashboard</text:span></text:p>
            <text:p>- Drag/drop Clock gadget</text:p>
            <text:p>- Change location on portal</text:p>
          </table:table-cell>
          <table:table-cell table:style-name="ce10" office:value-type="string">
            <text:p>- Time and date is display right with format of displaying location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7">
          <table:table-cell table:style-name="ce10" office:value-type="string">
            <text:p>Private mode </text:p>
          </table:table-cell>
          <table:table-cell table:style-name="ce10" office:value-type="string">
            <text:p>Dashboard</text:p>
          </table:table-cell>
          <table:table-cell table:style-name="ce13" office:value-type="string">
            <text:p>SNF_SOC_32</text:p>
          </table:table-cell>
          <table:table-cell table:style-name="ce10" office:value-type="string">
            <text:p>Add Social hello word Gadget</text:p>
          </table:table-cell>
          <table:table-cell table:style-name="ce10" office:value-type="string">
            <text:p><text:span text:style-name="T5">- Access dashboard</text:span></text:p>
            <text:p>- Drag/drop Social Hello World gadget</text:p>
            <text:p>- Click on Say Hello</text:p>
          </table:table-cell>
          <table:table-cell table:style-name="ce10" office:value-type="string">
            <text:p>- Display Hello world in some language</text:p>
          </table:table-cell>
          <table:table-cell table:style-name="ce13" table:content-validation-name="val1"/>
          <table:table-cell table:style-name="ce20" table:number-columns-repeated="2"/>
          <table:table-cell table:style-name="ce23" office:value-type="string">
            <text:p>Medium</text:p>
          </table:table-cell>
          <table:table-cell table:style-name="ce24"/>
          <table:table-cell table:number-columns-repeated="245"/>
        </table:table-row>
        <table:table-row table:style-name="ro7" table:number-rows-repeated="3"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246"/>
        </table:table-row>
        <table:table-row table:style-name="ro7" table:number-rows-repeated="30">
          <table:table-cell table:number-columns-repeated="9"/>
          <table:table-cell table:style-name="ce17"/>
          <table:table-cell table:number-columns-repeated="246"/>
        </table:table-row>
        <table:table-row table:style-name="ro7" table:number-rows-repeated="65468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ocial_SniffTests.A1:Social_SniffTests.K30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Social_SniffTests.A1:Social_SniffTests.I65496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B15" table:buttons="" table:grand-total="column" table:ignore-empty-rows="true" table:show-filter-button="false" table:drill-down-on-double-click="false">
          <table:source-cell-range table:cell-range-address="Social_SniffTests.A1:Social_SniffTests.I65496"/>
          <table:data-pilot-field table:source-field-name="Test Result" table:orientation="row" table:used-hierarchy="0" table:function="auto">
            <table:data-pilot-level table:show-empty="false">
              <table:data-pilot-members>
                <table:data-pilot-member table:name="" table:display="fals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>
              <table:data-pilot-members>
                <table:data-pilot-member table:name="" table:display="tru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2">07/12/2010</text:date>, <text:time>17:0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 </dc:creator>
    <dc:date>2010-07-12T17:00:59</dc:date>
    <meta:editing-cycles>101</meta:editing-cycles>
    <meta:editing-duration>PT38H15M18S</meta:editing-duration>
    <meta:document-statistic meta:table-count="2" meta:cell-count="254" meta:object-count="0"/>
    <meta:user-defined meta:name="Info 1"/>
    <meta:user-defined meta:name="Info 2"/>
    <meta:user-defined meta:name="Info 3"/>
    <meta:user-defined meta:name="Info 4"/>
  </office:meta>
</office:document-meta>
</file>